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6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7.244cm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standard">
      <style:graphic-properties draw:fill="solid" draw:fill-color="#ffff99" draw:textarea-vertical-align="middle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5cm" fo:min-width="0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fill="solid" draw:fill-color="#ff3333" draw:textarea-vertical-align="middle"/>
    </style:style>
    <style:style style:name="gr10" style:family="graphic" style:parent-style-name="standard">
      <style:graphic-properties draw:fill="solid" draw:fill-color="#cfe7f5" draw:textarea-vertical-align="middle"/>
    </style:style>
    <style:style style:name="gr11" style:family="graphic" style:parent-style-name="standard">
      <style:graphic-properties draw:fill="solid" draw:fill-color="#ff99ff" draw:textarea-vertical-align="middle"/>
    </style:style>
    <style:style style:name="gr12" style:family="graphic" style:parent-style-name="standard">
      <style:graphic-properties draw:fill="solid" draw:fill-color="#00ff66" draw:textarea-vertical-align="middle"/>
    </style:style>
    <style:style style:name="gr13" style:family="graphic" style:parent-style-name="standard">
      <style:graphic-properties draw:fill="solid" draw:fill-color="#66ffff" draw:textarea-vertical-align="middle"/>
    </style:style>
    <style:style style:name="gr14" style:family="graphic" style:parent-style-name="standard">
      <style:graphic-properties draw:stroke="none" draw:fill="none" draw:fill-color="#ff3333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family="'Ope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family="'PT Sans Caption'" style:font-family-generic="swiss" style:font-pitch="variable" fo:text-shadow="1pt 1pt" fo:font-weight="normal" style:font-weight-asian="normal" style:font-weight-complex="normal"/>
    </style:style>
    <style:style style:name="P7" style:family="paragraph">
      <style:text-properties fo:font-family="'PT Sans Caption'" style:font-family-generic="swiss" style:font-pitch="variable" fo:text-shadow="1pt 1pt" fo:font-weight="normal" style:font-weight-asian="normal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'Ope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99ff66" fo:font-family="'PT Sans Caption'" style:font-family-generic="swiss" style:font-pitch="variable" fo:text-shadow="1pt 1pt" fo:font-weight="normal" style:font-weight-asian="normal" style:font-weight-complex="normal"/>
    </style:style>
    <style:style style:name="T7" style:family="text">
      <style:text-properties fo:font-family="'PT Sans Caption'" style:font-family-generic="swiss" style:font-pitch="variable" fo:text-shadow="1pt 1pt" fo:font-weight="normal" style:font-weight-asian="normal" style:font-weight-complex="normal"/>
    </style:style>
    <style:style style:name="T8" style:family="text">
      <style:text-properties fo:color="#ffff99" fo:font-family="'PT Sans Caption'" style:font-family-generic="swiss" style:font-pitch="variable" fo:text-shadow="1pt 1pt" fo:font-weight="normal" style:font-weight-asian="normal" style:font-weight-complex="normal"/>
    </style:style>
    <style:style style:name="T9" style:family="text">
      <style:text-properties fo:color="#ff3333" fo:font-family="'PT Sans Caption'" style:font-family-generic="swiss" style:font-pitch="variable" fo:text-shadow="1pt 1pt" fo:font-weight="normal" style:font-weight-asian="normal" style:font-weight-complex="normal"/>
    </style:style>
    <style:style style:name="T10" style:family="text">
      <style:text-properties fo:color="#cfe7f5" fo:font-family="'PT Sans Caption'" style:font-family-generic="swiss" style:font-pitch="variable" fo:text-shadow="1pt 1pt" fo:font-weight="normal" style:font-weight-asian="normal" style:font-weight-complex="normal"/>
    </style:style>
    <style:style style:name="T11" style:family="text">
      <style:text-properties fo:color="#ff99ff" fo:font-family="'PT Sans Caption'" style:font-family-generic="swiss" style:font-pitch="variable" fo:text-shadow="1pt 1pt" fo:font-weight="normal" style:font-weight-asian="normal" style:font-weight-complex="normal"/>
    </style:style>
    <style:style style:name="T12" style:family="text">
      <style:text-properties fo:color="#00ff66" fo:font-family="'PT Sans Caption'" style:font-family-generic="swiss" style:font-pitch="variable" fo:text-shadow="1pt 1pt" fo:font-weight="normal" style:font-weight-asian="normal" style:font-weight-complex="normal"/>
    </style:style>
    <style:style style:name="T13" style:family="text">
      <style:text-properties fo:color="#66ffff" fo:font-family="'PT Sans Caption'" style:font-family-generic="swiss" style:font-pitch="variable" fo:text-shadow="1pt 1pt" fo:font-weight="normal" style:font-weight-asian="normal" style:font-weight-complex="normal"/>
    </style:style>
    <style:style style:name="T14" style:family="text">
      <style:text-properties fo:color="#ffd320" fo:font-family="'PT Sans Caption'" style:font-family-generic="swiss" style:font-pitch="variable" fo:text-shadow="1pt 1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5.087cm" svg:height="7.4cm" svg:x="4.313cm" svg:y="16.111cm">
          <text:p/>
        </draw:rect>
        <draw:frame draw:style-name="gr2" draw:text-style-name="P2" draw:layer="layout" svg:width="12.347cm" svg:height="19.015cm" svg:x="0cm" svg:y="4.411cm">
          <draw:text-box>
            <text:p text:style-name="P2">08:20-09:00</text:p>
            <text:p text:style-name="P2"/>
            <text:p text:style-name="P2">09:10-09:50</text:p>
            <text:p text:style-name="P2"/>
            <text:p text:style-name="P2">10:00-10:40</text:p>
            <text:p text:style-name="P2"/>
            <text:p text:style-name="P2">10:50-11:30</text:p>
            <text:p text:style-name="P2"/>
            <text:p text:style-name="P2">11:40-12:20</text:p>
            <text:p text:style-name="P2"/>
            <text:p text:style-name="P2">Hádegishlé</text:p>
            <text:p text:style-name="P2"/>
            <text:p text:style-name="P2">13:20-14:00</text:p>
            <text:p text:style-name="P2"/>
            <text:p text:style-name="P2">14:10-15:50</text:p>
            <text:p text:style-name="P2"/>
            <text:p text:style-name="P2">15:00-15:40</text:p>
          </draw:text-box>
        </draw:frame>
        <draw:frame draw:style-name="gr3" draw:layer="layout" svg:width="42.09cm" svg:height="0.963cm" svg:x="4.556cm" svg:y="3.511cm">
          <draw:text-box>
            <text:p><text:s text:c="11"/>Mánudagur <text:s text:c="3"/><text:tab/><text:tab/> <text:s text:c="3"/><text:tab/><text:tab/> <text:s text:c="2"/>Þriðjudagur<text:tab/> <text:s/><text:tab/><text:tab/><text:tab/> <text:s text:c="2"/>Miðvikudagur <text:s/><text:tab/><text:tab/><text:tab/> <text:tab/><text:tab/> <text:s/>Fimmtudagur<text:tab/> <text:tab/><text:tab/> <text:s text:c="11"/>Föstudagur</text:p>
          </draw:text-box>
        </draw:frame>
        <draw:rect draw:style-name="gr4" draw:text-style-name="P3" draw:layer="layout" svg:width="2.887cm" svg:height="3.7cm" svg:x="4.313cm" svg:y="4.511cm">
          <text:p text:style-name="P3"><text:span text:style-name="T1">Misseri 2:</text:span></text:p>
          <text:p text:style-name="P3"><text:span text:style-name="T2">HBV201G</text:span></text:p>
          <text:p text:style-name="P3"><text:span text:style-name="T2"/></text:p>
          <text:p text:style-name="P3"><text:span text:style-name="T3"/></text:p>
        </draw:rect>
        <draw:rect draw:style-name="gr5" draw:text-style-name="P4" draw:layer="layout" svg:width="2.926cm" svg:height="3.7cm" svg:x="12.774cm" svg:y="4.511cm">
          <text:p text:style-name="P4"><text:span text:style-name="T1">Misseri 2:</text:span></text:p>
          <text:p text:style-name="P4"><text:span text:style-name="T2">RAF201G</text:span></text:p>
          <text:p text:style-name="P4"><text:span text:style-name="T2">STÆ210G</text:span></text:p>
        </draw:rect>
        <draw:rect draw:style-name="gr6" draw:text-style-name="P1" draw:layer="layout" svg:width="8.461cm" svg:height="2cm" svg:x="4.313cm" svg:y="14.211cm">
          <text:p/>
        </draw:rect>
        <draw:rect draw:style-name="gr6" draw:text-style-name="P1" draw:layer="layout" svg:width="8.814cm" svg:height="2cm" svg:x="12.774cm" svg:y="14.211cm">
          <text:p/>
        </draw:rect>
        <draw:rect draw:style-name="gr6" draw:text-style-name="P1" draw:layer="layout" svg:width="9.502cm" svg:height="2cm" svg:x="21.588cm" svg:y="14.211cm">
          <text:p/>
        </draw:rect>
        <draw:rect draw:style-name="gr6" draw:text-style-name="P1" draw:layer="layout" svg:width="9.5cm" svg:height="2cm" svg:x="31.09cm" svg:y="14.211cm">
          <text:p/>
        </draw:rect>
        <draw:rect draw:style-name="gr6" draw:text-style-name="P1" draw:layer="layout" svg:width="9.5cm" svg:height="2cm" svg:x="39.9cm" svg:y="14.211cm">
          <text:p/>
        </draw:rect>
        <draw:frame draw:style-name="gr7" draw:text-style-name="P5" draw:layer="layout" svg:width="11.794cm" svg:height="2.475cm" svg:x="20.2cm" svg:y="0.525cm">
          <draw:text-box>
            <text:p text:style-name="P5"><text:span text:style-name="T4">Námskeiðshópur: Eðlisfræði</text:span></text:p>
            <text:p text:style-name="P5"><text:span text:style-name="T4"/></text:p>
          </draw:text-box>
        </draw:frame>
        <draw:rect draw:style-name="gr4" draw:text-style-name="P3" draw:layer="layout" svg:width="2.786cm" svg:height="3.7cm" svg:x="7.214cm" svg:y="4.511cm">
          <text:p text:style-name="P3"><text:span text:style-name="T1">Misseri 4:</text:span></text:p>
          <text:p text:style-name="P3"><text:span text:style-name="T2">EÐL403G</text:span></text:p>
          <text:p text:style-name="P3"><text:span text:style-name="T2">EÐL607G</text:span></text:p>
          <text:p text:style-name="P3"><text:span text:style-name="T3"><text:s/></text:span></text:p>
        </draw:rect>
        <draw:rect draw:style-name="gr4" draw:text-style-name="P3" draw:layer="layout" svg:width="2.802cm" svg:height="3.7cm" svg:x="10cm" svg:y="4.511cm">
          <text:p text:style-name="P3"><text:span text:style-name="T1">Misseri 6:</text:span></text:p>
          <text:p text:style-name="P3"><text:span text:style-name="T3"/></text:p>
        </draw:rect>
        <draw:rect draw:style-name="gr5" draw:text-style-name="P4" draw:layer="layout" svg:width="2.926cm" svg:height="3.7cm" svg:x="15.674cm" svg:y="4.511cm">
          <text:p text:style-name="P4"><text:span text:style-name="T1">Misseri 4:</text:span><text:span text:style-name="T5"> </text:span></text:p>
        </draw:rect>
        <draw:rect draw:style-name="gr5" draw:text-style-name="P4" draw:layer="layout" svg:width="3cm" svg:height="3.7cm" svg:x="18.6cm" svg:y="4.511cm">
          <text:p text:style-name="P4"><text:span text:style-name="T1">Misseri 6:</text:span></text:p>
          <text:p text:style-name="P4"><text:span text:style-name="T2">HBV601G</text:span><text:span text:style-name="T5"> </text:span></text:p>
        </draw:rect>
        <draw:frame draw:style-name="gr8" draw:text-style-name="P7" draw:layer="layout" svg:width="27cm" svg:height="1.073cm" svg:x="12.4cm" svg:y="1.8cm">
          <draw:text-box>
            <text:p text:style-name="P6"><text:span text:style-name="T6">Stokkur 1</text:span><text:span text:style-name="T7">, </text:span><text:span text:style-name="T8">Stokkur 2</text:span><text:span text:style-name="T7">, </text:span><text:span text:style-name="T9">Stokkur 3</text:span><text:span text:style-name="T7">, </text:span><text:span text:style-name="T10">Stokkur 4</text:span><text:span text:style-name="T7">, </text:span><text:span text:style-name="T11">Stokkur 5</text:span><text:span text:style-name="T7">, </text:span><text:span text:style-name="T12">Stokkur 6</text:span><text:span text:style-name="T7">, </text:span><text:span text:style-name="T13">Stokkur 7</text:span><text:span text:style-name="T7">,</text:span><text:span text:style-name="T14"> Utan stokka</text:span></text:p>
          </draw:text-box>
        </draw:frame>
        <draw:rect draw:style-name="gr9" draw:text-style-name="P3" draw:layer="layout" svg:width="3.227cm" svg:height="3.7cm" svg:x="21.611cm" svg:y="4.5cm">
          <text:p text:style-name="P3"><text:span text:style-name="T1">Misseri 2:</text:span></text:p>
          <text:p text:style-name="P3"><text:span text:style-name="T2">EFN210G</text:span></text:p>
        </draw:rect>
        <draw:rect draw:style-name="gr9" draw:text-style-name="P3" draw:layer="layout" svg:width="3.114cm" svg:height="3.7cm" svg:x="24.854cm" svg:y="4.5cm">
          <text:p text:style-name="P3"><text:span text:style-name="T1">Misseri 4:</text:span></text:p>
          <text:p text:style-name="P3"><text:span text:style-name="T2">EÐL620M</text:span></text:p>
          <text:p text:style-name="P3"><text:span text:style-name="T3"/></text:p>
        </draw:rect>
        <draw:rect draw:style-name="gr9" draw:text-style-name="P3" draw:layer="layout" svg:width="3.132cm" svg:height="3.7cm" svg:x="27.968cm" svg:y="4.5cm">
          <text:p text:style-name="P3"><text:span text:style-name="T1">Misseri 6:</text:span></text:p>
          <text:p text:style-name="P3"><text:span text:style-name="T3"/></text:p>
        </draw:rect>
        <draw:rect draw:style-name="gr9" draw:text-style-name="P3" draw:layer="layout" svg:width="3.227cm" svg:height="6cm" svg:x="39.9cm" svg:y="8.2cm">
          <text:p text:style-name="P3"><text:span text:style-name="T1">Misseri 2:</text:span></text:p>
          <text:p text:style-name="P3"><text:span text:style-name="T2">EFN210G</text:span><text:span text:style-name="T3"> </text:span></text:p>
        </draw:rect>
        <draw:rect draw:style-name="gr9" draw:text-style-name="P3" draw:layer="layout" svg:width="3.114cm" svg:height="6cm" svg:x="43.143cm" svg:y="8.2cm">
          <text:p text:style-name="P3"><text:span text:style-name="T1">Misseri 4:</text:span></text:p>
          <text:p text:style-name="P3"><text:span text:style-name="T2">EÐL620M</text:span></text:p>
        </draw:rect>
        <draw:rect draw:style-name="gr9" draw:text-style-name="P3" draw:layer="layout" svg:width="3.132cm" svg:height="6cm" svg:x="46.257cm" svg:y="8.2cm">
          <text:p text:style-name="P3"><text:span text:style-name="T1">Misseri 6:</text:span><text:span text:style-name="T3"> </text:span></text:p>
        </draw:rect>
        <draw:rect draw:style-name="gr10" draw:text-style-name="P3" draw:layer="layout" svg:width="2.989cm" svg:height="3.7cm" svg:x="31.1cm" svg:y="4.5cm">
          <text:p text:style-name="P3"><text:span text:style-name="T1">Misseri 2:</text:span></text:p>
          <text:p text:style-name="P3"><text:span text:style-name="T2">EFN209G</text:span></text:p>
        </draw:rect>
        <draw:rect draw:style-name="gr10" draw:text-style-name="P3" draw:layer="layout" svg:width="2.885cm" svg:height="3.7cm" svg:x="34.103cm" svg:y="4.5cm">
          <text:p text:style-name="P3"><text:span text:style-name="T1">Misseri 4:</text:span></text:p>
          <text:p text:style-name="P3"><text:span text:style-name="T2">EÐL612M</text:span></text:p>
          <text:p text:style-name="P3"><text:span text:style-name="T2">STÆ401G</text:span></text:p>
        </draw:rect>
        <draw:rect draw:style-name="gr10" draw:text-style-name="P3" draw:layer="layout" svg:width="2.901cm" svg:height="3.7cm" svg:x="36.988cm" svg:y="4.5cm">
          <text:p text:style-name="P3"><text:span text:style-name="T1">Misseri 6:</text:span></text:p>
        </draw:rect>
        <draw:rect draw:style-name="gr10" draw:text-style-name="P3" draw:layer="layout" svg:width="2.891cm" svg:height="6cm" svg:x="4.3cm" svg:y="8.2cm">
          <text:p text:style-name="P3"><text:span text:style-name="T1">Misseri 2:</text:span></text:p>
          <text:p text:style-name="P3"><text:span text:style-name="T2">EFN209G</text:span></text:p>
        </draw:rect>
        <draw:rect draw:style-name="gr10" draw:text-style-name="P3" draw:layer="layout" svg:width="2.79cm" svg:height="6cm" svg:x="7.204cm" svg:y="8.2cm">
          <text:p text:style-name="P3"><text:span text:style-name="T1">Misseri 4:</text:span></text:p>
          <text:p text:style-name="P3"><text:span text:style-name="T2">EÐL612M</text:span></text:p>
          <text:p text:style-name="P3"><text:span text:style-name="T2">STÆ401G</text:span><text:span text:style-name="T3"> </text:span></text:p>
        </draw:rect>
        <draw:rect draw:style-name="gr10" draw:text-style-name="P3" draw:layer="layout" svg:width="2.806cm" svg:height="6cm" svg:x="9.994cm" svg:y="8.2cm">
          <text:p text:style-name="P3"><text:span text:style-name="T1">Misseri 6:</text:span></text:p>
        </draw:rect>
        <draw:rect draw:style-name="gr11" draw:text-style-name="P3" draw:layer="layout" svg:width="2.9cm" svg:height="6cm" svg:x="12.8cm" svg:y="8.2cm">
          <text:p text:style-name="P3"><text:span text:style-name="T1">Misseri 2:</text:span></text:p>
          <text:p text:style-name="P3"><text:span text:style-name="T3">EÐL203G </text:span></text:p>
        </draw:rect>
        <draw:rect draw:style-name="gr11" draw:text-style-name="P3" draw:layer="layout" svg:width="2.893cm" svg:height="6cm" svg:x="15.7cm" svg:y="8.2cm">
          <text:p text:style-name="P3"><text:span text:style-name="T1">Misseri 4:</text:span></text:p>
          <text:p text:style-name="P3"><text:span text:style-name="T2">EÐL402M</text:span></text:p>
          <text:p text:style-name="P3"><text:span text:style-name="T2">RAF403G</text:span></text:p>
        </draw:rect>
        <draw:rect draw:style-name="gr11" draw:text-style-name="P3" draw:layer="layout" svg:width="3.007cm" svg:height="6cm" svg:x="18.593cm" svg:y="8.2cm">
          <text:p text:style-name="P3"><text:span text:style-name="T1">Misseri 6:</text:span></text:p>
        </draw:rect>
        <draw:rect draw:style-name="gr11" draw:text-style-name="P3" draw:layer="layout" svg:width="3.231cm" svg:height="3.7cm" svg:x="39.9cm" svg:y="4.5cm">
          <text:p text:style-name="P3"><text:span text:style-name="T1">Misseri 2:</text:span></text:p>
          <text:p text:style-name="P3"><text:span text:style-name="T2">EÐL203G </text:span></text:p>
          <text:p text:style-name="P3"><text:span text:style-name="T3"><text:s/></text:span></text:p>
        </draw:rect>
        <draw:rect draw:style-name="gr11" draw:text-style-name="P3" draw:layer="layout" svg:width="3.118cm" svg:height="3.7cm" svg:x="43.146cm" svg:y="4.5cm">
          <text:p text:style-name="P3"><text:span text:style-name="T1">Misseri 4:</text:span></text:p>
          <text:p text:style-name="P3"><text:span text:style-name="T2">EÐL402M</text:span></text:p>
          <text:p text:style-name="P3"><text:span text:style-name="T2">RAF403G</text:span></text:p>
        </draw:rect>
        <draw:rect draw:style-name="gr11" draw:text-style-name="P3" draw:layer="layout" svg:width="3.136cm" svg:height="3.7cm" svg:x="46.264cm" svg:y="4.5cm">
          <text:p text:style-name="P3"><text:span text:style-name="T1">Misseri 6:</text:span><text:span text:style-name="T3"> </text:span></text:p>
        </draw:rect>
        <draw:rect draw:style-name="gr4" draw:text-style-name="P3" draw:layer="layout" svg:width="3.227cm" svg:height="6cm" svg:x="21.611cm" svg:y="8.2cm">
          <text:p text:style-name="P3"><text:span text:style-name="T1">Misseri 2:</text:span></text:p>
          <text:p text:style-name="P3"><text:span text:style-name="T2">HBV201G</text:span></text:p>
          <text:p text:style-name="P3"><text:span text:style-name="T3"/></text:p>
        </draw:rect>
        <draw:rect draw:style-name="gr4" draw:text-style-name="P3" draw:layer="layout" svg:width="3.114cm" svg:height="6cm" svg:x="24.854cm" svg:y="8.2cm">
          <text:p text:style-name="P3"><text:span text:style-name="T1">Misseri 4:</text:span><text:span text:style-name="T3"> </text:span></text:p>
        </draw:rect>
        <draw:rect draw:style-name="gr4" draw:text-style-name="P3" draw:layer="layout" svg:width="3.132cm" svg:height="6cm" svg:x="27.968cm" svg:y="8.2cm">
          <text:p text:style-name="P3"><text:span text:style-name="T1">Misseri 6:</text:span></text:p>
        </draw:rect>
        <draw:rect draw:style-name="gr5" draw:text-style-name="P4" draw:layer="layout" svg:width="3.052cm" svg:height="6cm" svg:x="31.1cm" svg:y="8.2cm">
          <text:p text:style-name="P4"><text:span text:style-name="T1">Misseri 2:</text:span></text:p>
          <text:p text:style-name="P4"><text:span text:style-name="T2">RAF201G</text:span></text:p>
          <text:p text:style-name="P4"><text:span text:style-name="T2">STÆ210G</text:span></text:p>
        </draw:rect>
        <draw:rect draw:style-name="gr5" draw:text-style-name="P4" draw:layer="layout" svg:width="2.852cm" svg:height="6cm" svg:x="34.125cm" svg:y="8.2cm">
          <text:p text:style-name="P4"><text:span text:style-name="T1">Misseri 4:</text:span><text:span text:style-name="T5"> </text:span></text:p>
        </draw:rect>
        <draw:rect draw:style-name="gr5" draw:text-style-name="P4" draw:layer="layout" svg:width="2.923cm" svg:height="6cm" svg:x="36.977cm" svg:y="8.2cm">
          <text:p text:style-name="P4"><text:span text:style-name="T1">Misseri 6:</text:span></text:p>
        </draw:rect>
        <draw:rect draw:style-name="gr12" draw:text-style-name="P3" draw:layer="layout" svg:width="2.891cm" svg:height="4cm" svg:x="4.3cm" svg:y="16.2cm">
          <text:p text:style-name="P3"><text:span text:style-name="T1">Misseri 2:</text:span></text:p>
          <text:p text:style-name="P3"><text:span text:style-name="T3">TÖV202G</text:span></text:p>
          <text:p text:style-name="P3"><text:span text:style-name="T3">VÉL202G</text:span></text:p>
        </draw:rect>
        <draw:rect draw:style-name="gr12" draw:text-style-name="P3" draw:layer="layout" svg:width="2.79cm" svg:height="4cm" svg:x="7.204cm" svg:y="16.2cm">
          <text:p text:style-name="P3"><text:span text:style-name="T1">Misseri 4:</text:span></text:p>
          <text:p text:style-name="P3"><text:span text:style-name="T2">EÐL205G</text:span></text:p>
          <text:p text:style-name="P3"><text:span text:style-name="T2">EÐL610M</text:span></text:p>
        </draw:rect>
        <draw:rect draw:style-name="gr12" draw:text-style-name="P3" draw:layer="layout" svg:width="2.806cm" svg:height="4cm" svg:x="9.994cm" svg:y="16.2cm">
          <text:p text:style-name="P3"><text:span text:style-name="T1">Misseri 6:</text:span></text:p>
        </draw:rect>
        <draw:rect draw:style-name="gr13" draw:text-style-name="P3" draw:layer="layout" svg:width="2.993cm" svg:height="4cm" svg:x="12.8cm" svg:y="16.2cm">
          <text:p text:style-name="P3"><text:span text:style-name="T1">Misseri 2:</text:span></text:p>
          <text:p text:style-name="P3"><text:span text:style-name="T3">EFN208G</text:span></text:p>
          <text:p text:style-name="P3"><text:span text:style-name="T3">STÆ203G</text:span></text:p>
          <text:p text:style-name="P3"><text:span text:style-name="T3">STÆ206G</text:span></text:p>
          <text:p text:style-name="P3"><text:span text:style-name="T3">STÆ207G</text:span></text:p>
          <text:p text:style-name="P3"><text:span text:style-name="T3">TÖL203G</text:span></text:p>
          <text:p text:style-name="P3"><text:span text:style-name="T3">TÖV201G </text:span></text:p>
        </draw:rect>
        <draw:rect draw:style-name="gr13" draw:text-style-name="P3" draw:layer="layout" svg:width="2.889cm" svg:height="4cm" svg:x="15.806cm" svg:y="16.2cm">
          <text:p text:style-name="P3"><text:span text:style-name="T1">Misseri 4:</text:span></text:p>
          <text:p text:style-name="P3"><text:span text:style-name="T3">JEÐ201G </text:span></text:p>
        </draw:rect>
        <draw:rect draw:style-name="gr13" draw:text-style-name="P3" draw:layer="layout" svg:width="2.905cm" svg:height="4cm" svg:x="18.695cm" svg:y="16.2cm">
          <text:p text:style-name="P3"><text:span text:style-name="T1">Misseri 6:</text:span></text:p>
          <text:p text:style-name="P3"><text:span text:style-name="T3">EÐL616M <text:s/></text:span></text:p>
        </draw:rect>
        <draw:rect draw:style-name="gr12" draw:text-style-name="P3" draw:layer="layout" svg:width="3.231cm" svg:height="6cm" svg:x="21.6cm" svg:y="16.2cm">
          <text:p text:style-name="P3"><text:span text:style-name="T1">Misseri 2:</text:span></text:p>
          <text:p text:style-name="P3"><text:span text:style-name="T3">TÖV202G</text:span></text:p>
          <text:p text:style-name="P3"><text:span text:style-name="T3">VÉL202G</text:span></text:p>
        </draw:rect>
        <draw:rect draw:style-name="gr12" draw:text-style-name="P3" draw:layer="layout" svg:width="3.118cm" svg:height="6cm" svg:x="24.846cm" svg:y="16.2cm">
          <text:p text:style-name="P3"><text:span text:style-name="T1">Misseri 4:</text:span></text:p>
          <text:p text:style-name="P3"><text:span text:style-name="T2">EÐL205G</text:span></text:p>
          <text:p text:style-name="P3"><text:span text:style-name="T2">EÐL610M</text:span></text:p>
        </draw:rect>
        <draw:rect draw:style-name="gr12" draw:text-style-name="P3" draw:layer="layout" svg:width="3.136cm" svg:height="6cm" svg:x="27.964cm" svg:y="16.2cm">
          <text:p text:style-name="P3"><text:span text:style-name="T1">Misseri 6:</text:span></text:p>
          <text:p text:style-name="P3"><text:span text:style-name="T3"/></text:p>
        </draw:rect>
        <draw:rect draw:style-name="gr13" draw:text-style-name="P3" draw:layer="layout" svg:width="2.993cm" svg:height="6cm" svg:x="31.1cm" svg:y="16.2cm">
          <text:p text:style-name="P3"><text:span text:style-name="T1">Misseri 2:</text:span></text:p>
          <text:p text:style-name="P3"><text:span text:style-name="T3">EFN208G</text:span></text:p>
          <text:p text:style-name="P3"><text:span text:style-name="T3">STÆ203G</text:span></text:p>
          <text:p text:style-name="P3"><text:span text:style-name="T3">STÆ206G</text:span></text:p>
          <text:p text:style-name="P3"><text:span text:style-name="T3">STÆ207G</text:span></text:p>
          <text:p text:style-name="P3"><text:span text:style-name="T3">TÖL203G</text:span></text:p>
          <text:p text:style-name="P3"><text:span text:style-name="T3">TÖV201G</text:span></text:p>
        </draw:rect>
        <draw:rect draw:style-name="gr13" draw:text-style-name="P3" draw:layer="layout" svg:width="2.889cm" svg:height="6cm" svg:x="34.106cm" svg:y="16.2cm">
          <text:p text:style-name="P3"><text:span text:style-name="T1">Misseri 4:</text:span></text:p>
          <text:p text:style-name="P3"><text:span text:style-name="T3">JEÐ201G </text:span></text:p>
        </draw:rect>
        <draw:rect draw:style-name="gr13" draw:text-style-name="P3" draw:layer="layout" svg:width="2.905cm" svg:height="6cm" svg:x="36.995cm" svg:y="16.2cm">
          <text:p text:style-name="P3"><text:span text:style-name="T1">Misseri 6:</text:span></text:p>
          <text:p text:style-name="P3"><text:span text:style-name="T3">EÐL616M <text:s/></text:span></text:p>
        </draw:rect>
        <draw:rect draw:style-name="gr14" draw:text-style-name="P3" draw:layer="layout" svg:width="3.028cm" svg:height="7.1cm" svg:x="40.1cm" svg:y="16.1cm">
          <text:p text:style-name="P3"><text:span text:style-name="T1">Misseri 2:</text:span></text:p>
          <text:p text:style-name="P3"><text:span text:style-name="T3">EFN202G</text:span></text:p>
          <text:p text:style-name="P3"><text:span text:style-name="T3">EÐL202G</text:span></text:p>
          <text:p text:style-name="P3"><text:span text:style-name="T3">JAR202G </text:span></text:p>
        </draw:rect>
        <draw:rect draw:style-name="gr14" draw:text-style-name="P3" draw:layer="layout" svg:width="3.114cm" svg:height="7.1cm" svg:x="43.144cm" svg:y="16.1cm">
          <text:p text:style-name="P3"><text:span text:style-name="T1">Misseri 4:</text:span></text:p>
          <text:p text:style-name="P3"><text:span text:style-name="T3">EÐL401G</text:span></text:p>
          <text:p text:style-name="P3"><text:span text:style-name="T3">EÐL402G</text:span></text:p>
          <text:p text:style-name="P3"><text:span text:style-name="T3">RAF406G</text:span></text:p>
          <text:p text:style-name="P3"><text:span text:style-name="T3">STÆ405G</text:span></text:p>
          <text:p text:style-name="P3"><text:span text:style-name="T3">STÆ411G</text:span></text:p>
          <text:p text:style-name="P3"><text:span text:style-name="T3">VÉL401G</text:span></text:p>
          <text:p text:style-name="P3"><text:span text:style-name="T3">VÉL402G </text:span></text:p>
        </draw:rect>
        <draw:rect draw:style-name="gr14" draw:text-style-name="P3" draw:layer="layout" svg:width="2.742cm" svg:height="7.1cm" svg:x="46.258cm" svg:y="16.1cm">
          <text:p text:style-name="P3"><text:span text:style-name="T1">Misseri 6:</text:span></text:p>
          <text:p text:style-name="P3"><text:span text:style-name="T3">EFN208G <text:s/></text:span></text:p>
          <text:p text:style-name="P3"><text:span text:style-name="T3">EÐL203G <text:s/></text:span></text:p>
          <text:p text:style-name="P3"><text:span text:style-name="T3">STÆ207G <text:s/></text:span></text:p>
          <text:p text:style-name="P3"><text:span text:style-name="T3">TÖV201G </text:span></text:p>
          <text:p text:style-name="P3"><text:span text:style-name="T3">VÉL202G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s" fo:country="I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5:33:16.07</meta:creation-date>
    <dc:date>2014-04-01T16:29:59.30</dc:date>
    <meta:editing-duration>P1DT2H14M54S</meta:editing-duration>
    <meta:editing-cycles>17</meta:editing-cycles>
    <meta:generator>OpenOffice/4.0.1$Win32 OpenOffice.org_project/401m5$Build-9714</meta:generator>
    <meta:document-statistic meta:object-count="55"/>
  </office:meta>
</office:document-meta>
</file>